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7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9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7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6-0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13968" calcext:value-type="float">
            <text:p>29.31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60659354839" calcext:value-type="float">
            <text:p>29.3360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86598709677" calcext:value-type="float">
            <text:p>29.368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4612" calcext:value-type="float">
            <text:p>29.5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74649032258" calcext:value-type="float">
            <text:p>29.7874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99072" calcext:value-type="float">
            <text:p>29.88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26814193548" calcext:value-type="float">
            <text:p>30.0326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17021935484" calcext:value-type="float">
            <text:p>29.3017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50352" calcext:value-type="float">
            <text:p>28.75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54802580645" calcext:value-type="float">
            <text:p>28.435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2416" calcext:value-type="float">
            <text:p>28.42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58611612903" calcext:value-type="float">
            <text:p>28.975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074482759" calcext:value-type="float">
            <text:p>29.39790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98683870968" calcext:value-type="float">
            <text:p>29.549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2500645161" calcext:value-type="float">
            <text:p>29.961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19484" calcext:value-type="float">
            <text:p>30.371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36717419355" calcext:value-type="float">
            <text:p>31.073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7704" calcext:value-type="float">
            <text:p>30.97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38518709677" calcext:value-type="float">
            <text:p>30.523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16952258064" calcext:value-type="float">
            <text:p>30.0816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88276" calcext:value-type="float">
            <text:p>29.938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60108387097" calcext:value-type="float">
            <text:p>29.4360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948" calcext:value-type="float">
            <text:p>29.34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2593548387" calcext:value-type="float">
            <text:p>29.556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23531428571" calcext:value-type="float">
            <text:p>30.1123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77969032258" calcext:value-type="float">
            <text:p>30.157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1838709677" calcext:value-type="float">
            <text:p>30.5131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6744" calcext:value-type="float">
            <text:p>30.9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1197419355" calcext:value-type="float">
            <text:p>31.610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24" calcext:value-type="float">
            <text:p>31.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9869677419" calcext:value-type="float">
            <text:p>31.8259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88099354839" calcext:value-type="float">
            <text:p>31.4788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9464" calcext:value-type="float">
            <text:p>31.11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34848" calcext:value-type="float">
            <text:p>30.52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33481290323" calcext:value-type="float">
            <text:p>30.893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3745714286" calcext:value-type="float">
            <text:p>31.6263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65020645161" calcext:value-type="float">
            <text:p>31.5965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612516129" calcext:value-type="float">
            <text:p>31.2266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05208" calcext:value-type="float">
            <text:p>31.7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0523870968" calcext:value-type="float">
            <text:p>32.165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8784" calcext:value-type="float">
            <text:p>31.9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79096774194" calcext:value-type="float">
            <text:p>32.067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08544516129" calcext:value-type="float">
            <text:p>31.490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6156" calcext:value-type="float">
            <text:p>30.96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58534193548" calcext:value-type="float">
            <text:p>30.265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3668" calcext:value-type="float">
            <text:p>29.833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99778064516" calcext:value-type="float">
            <text:p>29.859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8674285714" calcext:value-type="float">
            <text:p>30.1268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62812903226" calcext:value-type="float">
            <text:p>30.34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53958709677" calcext:value-type="float">
            <text:p>30.685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97292" calcext:value-type="float">
            <text:p>31.259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89766451613" calcext:value-type="float">
            <text:p>32.1489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614" calcext:value-type="float">
            <text:p>32.598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0021935484" calcext:value-type="float">
            <text:p>32.4640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95001290323" calcext:value-type="float">
            <text:p>32.109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8264" calcext:value-type="float">
            <text:p>31.42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1220645161" calcext:value-type="float">
            <text:p>31.2231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64376" calcext:value-type="float">
            <text:p>31.1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8916129032" calcext:value-type="float">
            <text:p>31.394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0448275862" calcext:value-type="float">
            <text:p>31.7320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70658064516" calcext:value-type="float">
            <text:p>31.70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3819354839" calcext:value-type="float">
            <text:p>32.245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78896" calcext:value-type="float">
            <text:p>32.84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91687741935" calcext:value-type="float">
            <text:p>33.2191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45512" calcext:value-type="float">
            <text:p>33.26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92122580645" calcext:value-type="float">
            <text:p>33.1492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58873548387" calcext:value-type="float">
            <text:p>32.6758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63096" calcext:value-type="float">
            <text:p>31.63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1747096774" calcext:value-type="float">
            <text:p>31.2141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7136" calcext:value-type="float">
            <text:p>31.31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2033548387" calcext:value-type="float">
            <text:p>31.775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8008571429" calcext:value-type="float">
            <text:p>31.8258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60012903226" calcext:value-type="float">
            <text:p>31.916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40486451613" calcext:value-type="float">
            <text:p>32.3440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6964" calcext:value-type="float">
            <text:p>32.546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23172903226" calcext:value-type="float">
            <text:p>33.6823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9832" calcext:value-type="float">
            <text:p>34.5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5806451613" calcext:value-type="float">
            <text:p>33.933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86363870968" calcext:value-type="float">
            <text:p>33.4086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0768" calcext:value-type="float">
            <text:p>33.1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09798709677" calcext:value-type="float">
            <text:p>32.6909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4892" calcext:value-type="float">
            <text:p>32.641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7716129032" calcext:value-type="float">
            <text:p>33.101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69511428571" calcext:value-type="float">
            <text:p>33.6269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43277419355" calcext:value-type="float">
            <text:p>33.27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635483871" calcext:value-type="float">
            <text:p>33.2416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67168" calcext:value-type="float">
            <text:p>33.77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32473548387" calcext:value-type="float">
            <text:p>34.4132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34864" calcext:value-type="float">
            <text:p>34.80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73047741935" calcext:value-type="float">
            <text:p>34.3073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08189677419" calcext:value-type="float">
            <text:p>33.9108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50612" calcext:value-type="float">
            <text:p>33.535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10633548387" calcext:value-type="float">
            <text:p>32.9410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10696" calcext:value-type="float">
            <text:p>32.8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02416774194" calcext:value-type="float">
            <text:p>33.2002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2737142857" calcext:value-type="float">
            <text:p>33.5952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07352258064" calcext:value-type="float">
            <text:p>33.8307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5692903226" calcext:value-type="float">
            <text:p>34.174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95572" calcext:value-type="float">
            <text:p>34.70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88158709677" calcext:value-type="float">
            <text:p>35.1888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32788" calcext:value-type="float">
            <text:p>35.73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47220645161" calcext:value-type="float">
            <text:p>36.404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0820645161" calcext:value-type="float">
            <text:p>35.8560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7653333333" calcext:value-type="float">
            <text:p>34.9947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5967741936" calcext:value-type="float">
            <text:p>34.3575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17557142857" calcext:value-type="float">
            <text:p>33.6417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9036" calcext:value-type="float">
            <text:p>33.08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5209655172" calcext:value-type="float">
            <text:p>33.15052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4996129032" calcext:value-type="float">
            <text:p>33.211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86415483871" calcext:value-type="float">
            <text:p>33.818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1128" calcext:value-type="float">
            <text:p>34.78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54002580645" calcext:value-type="float">
            <text:p>35.415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23188" calcext:value-type="float">
            <text:p>35.67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5648516129" calcext:value-type="float">
            <text:p>35.705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4923870968" calcext:value-type="float">
            <text:p>34.9234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69324" calcext:value-type="float">
            <text:p>33.92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5793548387" calcext:value-type="float">
            <text:p>33.25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6544" calcext:value-type="float">
            <text:p>33.6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35058064516" calcext:value-type="float">
            <text:p>33.703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055714286" calcext:value-type="float">
            <text:p>34.122305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97890322581" calcext:value-type="float">
            <text:p>34.1997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57370322581" calcext:value-type="float">
            <text:p>34.545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4876" calcext:value-type="float">
            <text:p>35.21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3898064516" calcext:value-type="float">
            <text:p>35.8233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38016" calcext:value-type="float">
            <text:p>35.95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70828387097" calcext:value-type="float">
            <text:p>35.727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29856774194" calcext:value-type="float">
            <text:p>35.3429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58" calcext:value-type="float">
            <text:p>34.1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88967741935" calcext:value-type="float">
            <text:p>33.328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67456" calcext:value-type="float">
            <text:p>33.3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947483871" calcext:value-type="float">
            <text:p>33.8329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81444285714" calcext:value-type="float">
            <text:p>34.24814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24061935484" calcext:value-type="float">
            <text:p>34.1724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51913548387" calcext:value-type="float">
            <text:p>33.9651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716" calcext:value-type="float">
            <text:p>34.43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2260645161" calcext:value-type="float">
            <text:p>35.103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2862" calcext:value-type="float">
            <text:p>35.85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93350967742" calcext:value-type="float">
            <text:p>36.0493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27823225807" calcext:value-type="float">
            <text:p>35.9527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4376" calcext:value-type="float">
            <text:p>34.6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0673548387" calcext:value-type="float">
            <text:p>34.1160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58116" calcext:value-type="float">
            <text:p>34.25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28249032258" calcext:value-type="float">
            <text:p>34.5728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9572857143" calcext:value-type="float">
            <text:p>34.92795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45593548387" calcext:value-type="float">
            <text:p>35.0045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22830967742" calcext:value-type="float">
            <text:p>35.252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33928" calcext:value-type="float">
            <text:p>35.88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84059354839" calcext:value-type="float">
            <text:p>36.6284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18588" calcext:value-type="float">
            <text:p>37.07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42807741936" calcext:value-type="float">
            <text:p>37.5442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8929032258" calcext:value-type="float">
            <text:p>36.64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3328" calcext:value-type="float">
            <text:p>35.9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34602580645" calcext:value-type="float">
            <text:p>35.1334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5122" calcext:value-type="float">
            <text:p>34.88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55250322581" calcext:value-type="float">
            <text:p>35.1355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21873103448" calcext:value-type="float">
            <text:p>35.5521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6981935484" calcext:value-type="float">
            <text:p>35.7466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63910967742" calcext:value-type="float">
            <text:p>36.1163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324" calcext:value-type="float">
            <text:p>37.13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13184516129" calcext:value-type="float">
            <text:p>38.251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2672" calcext:value-type="float">
            <text:p>38.61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63763870968" calcext:value-type="float">
            <text:p>38.1863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4868387097" calcext:value-type="float">
            <text:p>36.6734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55676" calcext:value-type="float">
            <text:p>35.60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89530322581" calcext:value-type="float">
            <text:p>34.368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2388" calcext:value-type="float">
            <text:p>33.762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43296774193" calcext:value-type="float">
            <text:p>33.9043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27117142857" calcext:value-type="float">
            <text:p>34.4327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79517419355" calcext:value-type="float">
            <text:p>34.837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05459354839" calcext:value-type="float">
            <text:p>34.7005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3684" calcext:value-type="float">
            <text:p>36.33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0122580645" calcext:value-type="float">
            <text:p>38.0260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5268" calcext:value-type="float">
            <text:p>38.35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47852903226" calcext:value-type="float">
            <text:p>37.934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3640516129" calcext:value-type="float">
            <text:p>36.403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42224" calcext:value-type="float">
            <text:p>35.1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5352" calcext:value-type="float">
            <text:p>33.00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1156" calcext:value-type="float">
            <text:p>36.68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9044" calcext:value-type="float">
            <text:p>33.49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6404" calcext:value-type="float">
            <text:p>35.23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1948" calcext:value-type="float">
            <text:p>36.92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5604" calcext:value-type="float">
            <text:p>36.45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2748" calcext:value-type="float">
            <text:p>35.70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8988" calcext:value-type="float">
            <text:p>36.09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1844" calcext:value-type="float">
            <text:p>36.85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6596" calcext:value-type="float">
            <text:p>38.2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89632" calcext:value-type="float">
            <text:p>38.3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47808" calcext:value-type="float">
            <text:p>37.84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79273548387" calcext:value-type="float">
            <text:p>37.5679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43444" calcext:value-type="float">
            <text:p>37.60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9271483871" calcext:value-type="float">
            <text:p>37.949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24451428571" calcext:value-type="float">
            <text:p>38.7224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08992" calcext:value-type="float">
            <text:p>39.3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3786666667" calcext:value-type="float">
            <text:p>40.3253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03194285714" calcext:value-type="float">
            <text:p>40.2203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74896" calcext:value-type="float">
            <text:p>39.03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054" calcext:value-type="float">
            <text:p>38.6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268387097" calcext:value-type="float">
            <text:p>38.5175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5648" calcext:value-type="float">
            <text:p>38.5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72943225806" calcext:value-type="float">
            <text:p>39.2872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8935172414" calcext:value-type="float">
            <text:p>39.90189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0854193548" calcext:value-type="float">
            <text:p>39.361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2224516129" calcext:value-type="float">
            <text:p>39.769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54648" calcext:value-type="float">
            <text:p>40.01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84489032258" calcext:value-type="float">
            <text:p>40.7084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37296" calcext:value-type="float">
            <text:p>41.47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7042580645" calcext:value-type="float">
            <text:p>40.514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11065806452" calcext:value-type="float">
            <text:p>40.6611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2956" calcext:value-type="float">
            <text:p>39.6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0922580645" calcext:value-type="float">
            <text:p>39.0470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10196" calcext:value-type="float">
            <text:p>38.841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20585806452" calcext:value-type="float">
            <text:p>38.372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51414285714" calcext:value-type="float">
            <text:p>38.4151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37527741935" calcext:value-type="float">
            <text:p>38.6537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10624516129" calcext:value-type="float">
            <text:p>39.251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71284" calcext:value-type="float">
            <text:p>40.067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41891612903" calcext:value-type="float">
            <text:p>40.744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7656" calcext:value-type="float">
            <text:p>41.12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15660645161" calcext:value-type="float">
            <text:p>40.8715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9374193548" calcext:value-type="float">
            <text:p>40.0819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11676" calcext:value-type="float">
            <text:p>39.771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42498064516" calcext:value-type="float">
            <text:p>38.8942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74796" calcext:value-type="float">
            <text:p>38.457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47592258064" calcext:value-type="float">
            <text:p>38.5947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0814285714" calcext:value-type="float">
            <text:p>39.4590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8784516129" calcext:value-type="float">
            <text:p>40.064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8362580645" calcext:value-type="float">
            <text:p>40.0468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5164" calcext:value-type="float">
            <text:p>40.504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98827096774" calcext:value-type="float">
            <text:p>41.0698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1004" calcext:value-type="float">
            <text:p>42.002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36482580645" calcext:value-type="float">
            <text:p>42.7336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08589677419" calcext:value-type="float">
            <text:p>41.8508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77408" calcext:value-type="float">
            <text:p>41.2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51958709677" calcext:value-type="float">
            <text:p>40.515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5368" calcext:value-type="float">
            <text:p>40.3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2094193548" calcext:value-type="float">
            <text:p>40.3532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9622" calcext:value-type="float">
            <text:p>40.409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85620645161" calcext:value-type="float">
            <text:p>40.458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0387096774" calcext:value-type="float">
            <text:p>40.79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41996" calcext:value-type="float">
            <text:p>41.424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63007741935" calcext:value-type="float">
            <text:p>42.2763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38992" calcext:value-type="float">
            <text:p>43.03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55625806452" calcext:value-type="float">
            <text:p>42.785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31134193548" calcext:value-type="float">
            <text:p>42.6331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28216" calcext:value-type="float">
            <text:p>42.0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27127741936" calcext:value-type="float">
            <text:p>41.7627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2704" calcext:value-type="float">
            <text:p>40.9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43682580645" calcext:value-type="float">
            <text:p>40.874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73342" calcext:value-type="float">
            <text:p>41.307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2011612903" calcext:value-type="float">
            <text:p>41.2212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08854193548" calcext:value-type="float">
            <text:p>41.570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96916" calcext:value-type="float">
            <text:p>42.439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0856774194" calcext:value-type="float">
            <text:p>43.0010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70072" calcext:value-type="float">
            <text:p>43.51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32531612903" calcext:value-type="float">
            <text:p>43.923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90149677419" calcext:value-type="float">
            <text:p>43.0990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92812" calcext:value-type="float">
            <text:p>41.89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87549677419" calcext:value-type="float">
            <text:p>41.0187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19816" calcext:value-type="float">
            <text:p>40.44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4113548387" calcext:value-type="float">
            <text:p>40.297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85335714286" calcext:value-type="float">
            <text:p>40.51853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41397419355" calcext:value-type="float">
            <text:p>40.9141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53215483871" calcext:value-type="float">
            <text:p>41.545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7706" calcext:value-type="float">
            <text:p>42.097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36944516129" calcext:value-type="float">
            <text:p>42.783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59632" calcext:value-type="float">
            <text:p>43.54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07812903226" calcext:value-type="float">
            <text:p>43.4907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40064516129" calcext:value-type="float">
            <text:p>42.994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8776" calcext:value-type="float">
            <text:p>42.40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53825806452" calcext:value-type="float">
            <text:p>41.3453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6836" calcext:value-type="float">
            <text:p>41.105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7943225806" calcext:value-type="float">
            <text:p>41.3827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62344285714" calcext:value-type="float">
            <text:p>41.82623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88450322581" calcext:value-type="float">
            <text:p>42.6488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1023483871" calcext:value-type="float">
            <text:p>42.061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43844" calcext:value-type="float">
            <text:p>41.73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9189677419" calcext:value-type="float">
            <text:p>42.330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1712" calcext:value-type="float">
            <text:p>42.92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31388387097" calcext:value-type="float">
            <text:p>43.033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58966451613" calcext:value-type="float">
            <text:p>41.7958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66076" calcext:value-type="float">
            <text:p>41.38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651612903" calcext:value-type="float">
            <text:p>41.0474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7256" calcext:value-type="float">
            <text:p>40.80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2804" calcext:value-type="float">
            <text:p>40.7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8065714286" calcext:value-type="float">
            <text:p>41.1788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5943225806" calcext:value-type="float">
            <text:p>41.3065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05590967742" calcext:value-type="float">
            <text:p>41.2705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28832" calcext:value-type="float">
            <text:p>41.76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9015483871" calcext:value-type="float">
            <text:p>42.759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7768" calcext:value-type="float">
            <text:p>43.7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7316129032" calcext:value-type="float">
            <text:p>44.21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05203870968" calcext:value-type="float">
            <text:p>43.9105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54172" calcext:value-type="float">
            <text:p>43.495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62494193548" calcext:value-type="float">
            <text:p>41.8162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8324" calcext:value-type="float">
            <text:p>40.43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8984516129" calcext:value-type="float">
            <text:p>40.6058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1620137931" calcext:value-type="float">
            <text:p>41.05162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40634482759" calcext:value-type="float">
            <text:p>41.3140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628" calcext:value-type="float">
            <text:p>41.967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36220645161" calcext:value-type="float">
            <text:p>42.8436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52832" calcext:value-type="float">
            <text:p>43.1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30083870968" calcext:value-type="float">
            <text:p>43.2430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18873548387" calcext:value-type="float">
            <text:p>42.5818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9938" calcext:value-type="float">
            <text:p>42.42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2523870968" calcext:value-type="float">
            <text:p>41.766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94256" calcext:value-type="float">
            <text:p>40.8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56956129032" calcext:value-type="float">
            <text:p>40.8756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3791428571" calcext:value-type="float">
            <text:p>40.8613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24774193548" calcext:value-type="float">
            <text:p>40.59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33447741936" calcext:value-type="float">
            <text:p>40.7233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65968" calcext:value-type="float">
            <text:p>41.70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04265806452" calcext:value-type="float">
            <text:p>42.8404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08248" calcext:value-type="float">
            <text:p>43.53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82589677419" calcext:value-type="float">
            <text:p>43.9082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41912258065" calcext:value-type="float">
            <text:p>43.1941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0324" calcext:value-type="float">
            <text:p>41.45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25809032258" calcext:value-type="float">
            <text:p>41.002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0472" calcext:value-type="float">
            <text:p>40.5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48838709677" calcext:value-type="float">
            <text:p>40.304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232" calcext:value-type="float">
            <text:p>40.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4766896552" calcext:value-type="float">
            <text:p>40.6264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51486451613" calcext:value-type="float">
            <text:p>41.145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93064" calcext:value-type="float">
            <text:p>41.9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46806451613" calcext:value-type="float">
            <text:p>42.7346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2246" calcext:value-type="float">
            <text:p>42.862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84107096774" calcext:value-type="float">
            <text:p>43.0084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5121290323" calcext:value-type="float">
            <text:p>42.4925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35288" calcext:value-type="float">
            <text:p>41.54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54967741936" calcext:value-type="float">
            <text:p>40.415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59804" calcext:value-type="float">
            <text:p>40.025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55170322581" calcext:value-type="float">
            <text:p>40.4055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75107142857" calcext:value-type="float">
            <text:p>41.58751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4432258064" calcext:value-type="float">
            <text:p>40.2574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4968" calcext:value-type="float">
            <text:p>40.7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6676129032" calcext:value-type="float">
            <text:p>41.032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22648" calcext:value-type="float">
            <text:p>41.08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55938064516" calcext:value-type="float">
            <text:p>41.265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0399483871" calcext:value-type="float">
            <text:p>41.6403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51121333333" calcext:value-type="float">
            <text:p>40.665112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11343225806" calcext:value-type="float">
            <text:p>39.5311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3936" calcext:value-type="float">
            <text:p>39.54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9783225806" calcext:value-type="float">
            <text:p>40.1879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86779310345" calcext:value-type="float">
            <text:p>40.5286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5956" calcext:value-type="float">
            <text:p>40.7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16224516129" calcext:value-type="float">
            <text:p>39.921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5536" calcext:value-type="float">
            <text:p>40.44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19096" calcext:value-type="float">
            <text:p>40.8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06888" calcext:value-type="float">
            <text:p>42.95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38249032258" calcext:value-type="float">
            <text:p>42.5738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19210322581" calcext:value-type="float">
            <text:p>41.351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6454" calcext:value-type="float">
            <text:p>39.44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87123870968" calcext:value-type="float">
            <text:p>38.5887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50736" calcext:value-type="float">
            <text:p>38.7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4123870968" calcext:value-type="float">
            <text:p>39.236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38314285714" calcext:value-type="float">
            <text:p>39.3638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27536774193" calcext:value-type="float">
            <text:p>39.58275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68626666667" calcext:value-type="float">
            <text:p>40.0068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77884615385" calcext:value-type="float">
            <text:p>40.62778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95872258064" calcext:value-type="float">
            <text:p>41.4095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7532" calcext:value-type="float">
            <text:p>41.611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9609" calcext:value-type="float">
            <text:p>41.829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25512258065" calcext:value-type="float">
            <text:p>41.5025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8576" calcext:value-type="float">
            <text:p>40.8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56442580645" calcext:value-type="float">
            <text:p>40.4156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60768" calcext:value-type="float">
            <text:p>40.0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1713548387" calcext:value-type="float">
            <text:p>40.663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81685714286" calcext:value-type="float">
            <text:p>41.408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38901935484" calcext:value-type="float">
            <text:p>41.4738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71012903226" calcext:value-type="float">
            <text:p>40.7171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2856" calcext:value-type="float">
            <text:p>41.09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7036" calcext:value-type="float">
            <text:p>41.8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38404" calcext:value-type="float">
            <text:p>41.95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47913548387" calcext:value-type="float">
            <text:p>42.1947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1576774194" calcext:value-type="float">
            <text:p>41.672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20952" calcext:value-type="float">
            <text:p>40.79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958384" calcext:value-type="float">
            <text:p>40.439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51796" calcext:value-type="float">
            <text:p>40.375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22461935484" calcext:value-type="float">
            <text:p>40.512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69205714286" calcext:value-type="float">
            <text:p>40.5669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532516129" calcext:value-type="float">
            <text:p>40.4925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43023225806" calcext:value-type="float">
            <text:p>40.4943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0824" calcext:value-type="float">
            <text:p>41.09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09113548387" calcext:value-type="float">
            <text:p>41.6309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5872" calcext:value-type="float">
            <text:p>42.1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89228387097" calcext:value-type="float">
            <text:p>42.828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163483871" calcext:value-type="float">
            <text:p>42.4191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6432" calcext:value-type="float">
            <text:p>40.85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5162" calcext:value-type="float">
            <text:p>39.01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02578064516" calcext:value-type="float">
            <text:p>39.7202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70750344828" calcext:value-type="float">
            <text:p>39.81707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9374193548" calcext:value-type="float">
            <text:p>39.3199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9749677419" calcext:value-type="float">
            <text:p>39.730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08574117647" calcext:value-type="float">
            <text:p>40.970857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59688888889" calcext:value-type="float">
            <text:p>41.265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00185806452" calcext:value-type="float">
            <text:p>41.1000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40265806452" calcext:value-type="float">
            <text:p>41.164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11172" calcext:value-type="float">
            <text:p>40.841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25011612903" calcext:value-type="float">
            <text:p>40.1925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10428" calcext:value-type="float">
            <text:p>39.94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9659354839" calcext:value-type="float">
            <text:p>40.346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98408571429" calcext:value-type="float">
            <text:p>41.2898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00472258065" calcext:value-type="float">
            <text:p>41.2800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4663225806" calcext:value-type="float">
            <text:p>41.0444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71696" calcext:value-type="float">
            <text:p>41.0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40828387097" calcext:value-type="float">
            <text:p>42.204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93104" calcext:value-type="float">
            <text:p>42.53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58578064516" calcext:value-type="float">
            <text:p>42.615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1211612903" calcext:value-type="float">
            <text:p>42.4861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59088" calcext:value-type="float">
            <text:p>41.745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78065806452" calcext:value-type="float">
            <text:p>40.9278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4164" calcext:value-type="float">
            <text:p>40.974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23842580645" calcext:value-type="float">
            <text:p>41.0023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7303" calcext:value-type="float">
            <text:p>41.667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0624" calcext:value-type="float">
            <text:p>41.0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38326451613" calcext:value-type="float">
            <text:p>41.2838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94568" calcext:value-type="float">
            <text:p>41.72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35696" calcext:value-type="float">
            <text:p>42.7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5116923077" calcext:value-type="float">
            <text:p>43.5715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0477419355" calcext:value-type="float">
            <text:p>43.60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03469677419" calcext:value-type="float">
            <text:p>43.8503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0784" calcext:value-type="float">
            <text:p>43.2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71081290323" calcext:value-type="float">
            <text:p>41.927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5508" calcext:value-type="float">
            <text:p>41.27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4707096774" calcext:value-type="float">
            <text:p>41.202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9522857143" calcext:value-type="float">
            <text:p>41.7459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43261935484" calcext:value-type="float">
            <text:p>41.914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43042580645" calcext:value-type="float">
            <text:p>41.1243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4736" calcext:value-type="float">
            <text:p>41.1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78603870968" calcext:value-type="float">
            <text:p>41.6778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9164" calcext:value-type="float">
            <text:p>42.0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9390967742" calcext:value-type="float">
            <text:p>42.024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94471111111" calcext:value-type="float">
            <text:p>40.92944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4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3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2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735089593300</text:p>
          </table:table-cell>
          <table:table-cell office:value-type="string" calcext:value-type="string">
            <text:p>19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46" meta:object-count="0"/>
    <meta:user-defined meta:name="AppVersion">3.0</meta:user-defined>
  </office:meta>
</office:document-meta>
</file>